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i mathvariant="normal">θ</mi>
        <mo stretchy="false">=</mo>
        <mi mathvariant="italic">arg</mi>
      </mrow>
      <msub>
        <mi mathvariant="italic">min</mi>
        <mi mathvariant="normal">θ</mi>
      </msub>
      <msubsup>
        <mi mathvariant="normal">Π</mi>
        <mrow>
          <mi>i</mi>
          <mo stretchy="false">=</mo>
          <mn>0</mn>
        </mrow>
        <mi>m</mi>
      </msubsup>
      <mrow>
        <msup>
          <mrow>
            <mo fence="true" stretchy="false">(</mo>
            <mrow>
              <mrow>
                <msub>
                  <mi>h</mi>
                  <mi mathvariant="normal">θ</mi>
                </msub>
                <mrow>
                  <mrow>
                    <mo fence="true" stretchy="false">(</mo>
                    <mrow>
                      <msup>
                        <mi>x</mi>
                        <mrow>
                          <mo fence="true" stretchy="false">(</mo>
                          <mrow>
                            <mi>i</mi>
                          </mrow>
                          <mo fence="true" stretchy="false">)</mo>
                        </mrow>
                      </msup>
                    </mrow>
                    <mo fence="true" stretchy="false">)</mo>
                  </mrow>
                  <mo stretchy="false">−</mo>
                  <msup>
                    <mi>y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</mrow>
              </mrow>
            </mrow>
            <mo fence="true" stretchy="false">)</mo>
          </mrow>
          <mn>2</mn>
        </msup>
        <mo stretchy="false">+</mo>
        <mi mathvariant="normal">λ</mi>
      </mrow>
      <msubsup>
        <mi mathvariant="normal">Σ</mi>
        <mrow>
          <mi>j</mi>
          <mo stretchy="false">=</mo>
          <mn>0</mn>
        </mrow>
        <mi>n</mi>
      </msubsup>
      <msub>
        <mi mathvariant="normal">θ</mi>
        <mi>j</mi>
      </msub>
    </mrow>
    <annotation encoding="StarMath 5.0">%theta = arg min_%theta %PI_{i = 0}^{ m } (h_%theta(x^{(i)}) - y^{(i)})^2 + %lambda%SIGMA_{j = 0}^{n}%theta_j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3T10:20:24.330354392</meta:creation-date>
    <meta:generator>LibreOffice/5.1.2.2.0$Linux_X86_64 LibreOffice_project/10m0$Build-2</meta:generator>
    <dc:date>2016-07-23T10:34:16.349452540</dc:date>
    <meta:editing-duration>PT13M50S</meta:editing-duration>
    <meta:editing-cycles>6</meta:editing-cycles>
  </office:meta>
</office:document-meta>
</file>